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DejaVu Serif" svg:font-family="'DejaVu Serif'" style:font-family-generic="roman" style:font-pitch="variable"/>
    <style:font-face style:name="DejaVu Sans" svg:font-family="'DejaVu Sans'" style:font-family-generic="swiss" style:font-pitch="variable"/>
    <style:font-face style:name="Nimbus Sans" svg:font-family="'Nimbus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list-style-name="L7">
      <style:paragraph-properties fo:text-align="justify" style:justify-single-word="false"/>
      <style:text-properties fo:color="#000000" style:font-name="Nimbus Sans" fo:font-size="18pt" fo:font-weight="bold" officeooo:rsid="001a8915" officeooo:paragraph-rsid="003c03df" style:font-size-asian="18pt" style:font-weight-asian="bold" style:font-size-complex="18pt" style:font-weight-complex="bold"/>
    </style:style>
    <style:style style:name="P3" style:family="paragraph" style:parent-style-name="Standard">
      <style:paragraph-properties fo:text-align="justify" style:justify-single-word="false"/>
      <style:text-properties fo:color="#000000" style:font-name="Nimbus Sans" fo:font-size="16pt" fo:font-weight="normal" officeooo:rsid="00260f9b" officeooo:paragraph-rsid="00260f9b" style:font-size-asian="16pt" style:font-weight-asian="normal" style:font-size-complex="16pt" style:font-weight-complex="normal"/>
    </style:style>
    <style:style style:name="P4" style:family="paragraph" style:parent-style-name="Standard">
      <style:paragraph-properties fo:text-align="justify" style:justify-single-word="false"/>
      <style:text-properties fo:color="#000000" style:font-name="Nimbus Sans" fo:font-size="16pt" fo:font-weight="bold" officeooo:rsid="001a8915" officeooo:paragraph-rsid="005a732c" style:font-size-asian="16pt" style:font-weight-asian="bold" style:font-size-complex="16pt" style:font-weight-complex="bold"/>
    </style:style>
    <style:style style:name="P5" style:family="paragraph" style:parent-style-name="Standard">
      <style:paragraph-properties fo:text-align="justify" style:justify-single-word="false"/>
      <style:text-properties fo:color="#ff3333" style:font-name="Nimbus Sans" fo:font-size="18pt" fo:font-weight="bold" officeooo:rsid="001a8915" officeooo:paragraph-rsid="001a8915" style:font-size-asian="18pt" style:font-weight-asian="bold" style:font-size-complex="18pt" style:font-weight-complex="bold"/>
    </style:style>
    <style:style style:name="P6" style:family="paragraph" style:parent-style-name="Standard">
      <style:paragraph-properties fo:text-align="justify" style:justify-single-word="false"/>
      <style:text-properties fo:color="#ff3333" style:font-name="Nimbus Sans" fo:font-size="18pt" fo:font-weight="bold" officeooo:rsid="001a8915" officeooo:paragraph-rsid="001b7bdf" style:font-size-asian="18pt" style:font-weight-asian="bold" style:font-size-complex="18pt" style:font-weight-complex="bold"/>
    </style:style>
    <style:style style:name="P7" style:family="paragraph" style:parent-style-name="Standard">
      <style:paragraph-properties fo:text-align="justify" style:justify-single-word="false"/>
      <style:text-properties fo:color="#ff3333" style:font-name="Nimbus Sans" fo:font-size="18pt" fo:font-weight="bold" officeooo:rsid="001a8915" officeooo:paragraph-rsid="00389475" style:font-size-asian="18pt" style:font-weight-asian="bold" style:font-size-complex="18pt" style:font-weight-complex="bold"/>
    </style:style>
    <style:style style:name="P8" style:family="paragraph" style:parent-style-name="Standard">
      <style:paragraph-properties fo:text-align="justify" style:justify-single-word="false"/>
      <style:text-properties fo:color="#ff3333" style:font-name="Nimbus Sans" fo:font-size="18pt" fo:font-weight="bold" officeooo:rsid="001a8915" officeooo:paragraph-rsid="00260f9b" style:font-size-asian="18pt" style:font-weight-asian="bold" style:font-size-complex="18pt" style:font-weight-complex="bold"/>
    </style:style>
    <style:style style:name="P9" style:family="paragraph" style:parent-style-name="Standard">
      <style:paragraph-properties fo:text-align="justify" style:justify-single-word="false"/>
      <style:text-properties fo:color="#ff3333" style:font-name="Nimbus Sans" fo:font-size="18pt" fo:font-weight="bold" officeooo:rsid="001a8915" officeooo:paragraph-rsid="003af47f" style:font-size-asian="18pt" style:font-weight-asian="bold" style:font-size-complex="18pt" style:font-weight-complex="bold"/>
    </style:style>
    <style:style style:name="P10" style:family="paragraph" style:parent-style-name="Standard">
      <style:paragraph-properties fo:text-align="justify" style:justify-single-word="false"/>
      <style:text-properties fo:color="#ff3333" style:font-name="Nimbus Sans" fo:font-size="18pt" fo:font-weight="bold" officeooo:rsid="001a8915" officeooo:paragraph-rsid="003c03df" style:font-size-asian="18pt" style:font-weight-asian="bold" style:font-size-complex="18pt" style:font-weight-complex="bold"/>
    </style:style>
    <style:style style:name="P11" style:family="paragraph" style:parent-style-name="Standard">
      <style:paragraph-properties fo:text-align="justify" style:justify-single-word="false"/>
      <style:text-properties fo:color="#ff3333" style:font-name="Nimbus Sans" fo:font-size="18pt" officeooo:paragraph-rsid="001a8915" style:font-size-asian="18pt" style:font-size-complex="18pt"/>
    </style:style>
    <style:style style:name="P12" style:family="paragraph" style:parent-style-name="Standard" style:list-style-name="L1">
      <style:paragraph-properties fo:text-align="justify" style:justify-single-word="false"/>
      <style:text-properties style:font-name="Nimbus Sans" fo:font-size="16pt" officeooo:paragraph-rsid="00345176" style:font-size-asian="16pt" style:font-size-complex="16pt"/>
    </style:style>
    <style:style style:name="P13" style:family="paragraph" style:parent-style-name="Standard">
      <style:paragraph-properties fo:text-align="justify" style:justify-single-word="false"/>
      <style:text-properties style:font-name="Nimbus Sans" fo:font-size="16pt" officeooo:paragraph-rsid="001a8915" style:font-size-asian="16pt" style:font-size-complex="16pt"/>
    </style:style>
    <style:style style:name="P14" style:family="paragraph" style:parent-style-name="Standard">
      <style:paragraph-properties fo:text-align="justify" style:justify-single-word="false"/>
      <style:text-properties style:font-name="Nimbus Sans" fo:font-size="16pt" officeooo:paragraph-rsid="001de2c8" style:font-size-asian="16pt" style:font-size-complex="16pt"/>
    </style:style>
    <style:style style:name="P15" style:family="paragraph" style:parent-style-name="Standard" style:list-style-name="L2">
      <style:paragraph-properties fo:text-align="justify" style:justify-single-word="false"/>
      <style:text-properties style:font-name="Nimbus Sans" fo:font-size="16pt" style:font-size-asian="16pt" style:font-size-complex="16pt"/>
    </style:style>
    <style:style style:name="P16" style:family="paragraph" style:parent-style-name="Standard">
      <style:paragraph-properties fo:text-align="justify" style:justify-single-word="false"/>
      <style:text-properties style:font-name="Nimbus Sans" fo:font-size="16pt" officeooo:paragraph-rsid="00345176" style:font-size-asian="16pt" style:font-size-complex="16pt"/>
    </style:style>
    <style:style style:name="P17" style:family="paragraph" style:parent-style-name="Standard">
      <style:paragraph-properties fo:text-align="justify" style:justify-single-word="false"/>
      <style:text-properties style:font-name="Nimbus Sans" fo:font-size="16pt" officeooo:paragraph-rsid="0035518d" style:font-size-asian="16pt" style:font-size-complex="16pt"/>
    </style:style>
    <style:style style:name="P18" style:family="paragraph" style:parent-style-name="Standard">
      <style:paragraph-properties fo:text-align="justify" style:justify-single-word="false"/>
      <style:text-properties style:font-name="Nimbus Sans" fo:font-size="16pt" officeooo:paragraph-rsid="00389475" style:font-size-asian="16pt" style:font-size-complex="16pt"/>
    </style:style>
    <style:style style:name="P19" style:family="paragraph" style:parent-style-name="Standard">
      <style:paragraph-properties fo:text-align="justify" style:justify-single-word="false"/>
      <style:text-properties style:font-name="Nimbus Sans" fo:font-size="16pt" officeooo:paragraph-rsid="00618c9d" style:font-size-asian="16pt" style:font-size-complex="16pt"/>
    </style:style>
    <style:style style:name="P20" style:family="paragraph" style:parent-style-name="Standard" style:list-style-name="L2">
      <style:paragraph-properties fo:text-align="justify" style:justify-single-word="false"/>
      <style:text-properties style:font-name="Nimbus Sans" fo:font-size="16pt" officeooo:rsid="001a8915" officeooo:paragraph-rsid="001a8915" style:font-size-asian="16pt" style:font-size-complex="16pt"/>
    </style:style>
    <style:style style:name="P21" style:family="paragraph" style:parent-style-name="Standard">
      <style:paragraph-properties fo:text-align="justify" style:justify-single-word="false"/>
      <style:text-properties style:font-name="Nimbus Sans" fo:font-size="16pt" officeooo:paragraph-rsid="001de2c8"/>
    </style:style>
    <style:style style:name="P22" style:family="paragraph" style:parent-style-name="Standard">
      <style:paragraph-properties fo:text-align="justify" style:justify-single-word="false"/>
      <style:text-properties style:font-name="Nimbus Sans" fo:font-size="16pt" fo:font-weight="bold" officeooo:rsid="001b7bdf" officeooo:paragraph-rsid="001b7bdf" style:font-size-asian="16pt" style:font-weight-asian="bold" style:font-size-complex="16pt" style:font-weight-complex="bold"/>
    </style:style>
    <style:style style:name="P23" style:family="paragraph" style:parent-style-name="Standard">
      <style:paragraph-properties fo:text-align="justify" style:justify-single-word="false"/>
      <style:text-properties style:font-name="Nimbus Sans" fo:font-size="16pt" fo:font-weight="normal" officeooo:rsid="001a8915" officeooo:paragraph-rsid="001b7bdf" style:font-size-asian="16pt" style:font-weight-asian="normal" style:font-size-complex="16pt" style:font-weight-complex="normal"/>
    </style:style>
    <style:style style:name="P24" style:family="paragraph" style:parent-style-name="Standard">
      <style:paragraph-properties fo:text-align="justify" style:justify-single-word="false"/>
      <style:text-properties style:font-name="Nimbus Sans" fo:font-size="16pt" fo:font-weight="normal" officeooo:rsid="001a8915" officeooo:paragraph-rsid="005a732c" style:font-size-asian="16pt" style:font-weight-asian="normal" style:font-size-complex="16pt" style:font-weight-complex="normal"/>
    </style:style>
    <style:style style:name="P25" style:family="paragraph" style:parent-style-name="Standard">
      <style:paragraph-properties fo:text-align="justify" style:justify-single-word="false"/>
      <style:text-properties style:font-name="Nimbus Sans" fo:font-size="14.25pt"/>
    </style:style>
    <style:style style:name="P26" style:family="paragraph" style:parent-style-name="Standard">
      <style:paragraph-properties fo:text-align="justify" style:justify-single-word="false"/>
      <style:text-properties style:font-name="Nimbus Sans" fo:font-size="14.25pt" officeooo:paragraph-rsid="00389475"/>
    </style:style>
    <style:style style:name="P27" style:family="paragraph" style:parent-style-name="Standard">
      <style:paragraph-properties fo:text-align="justify" style:justify-single-word="false"/>
      <style:text-properties style:font-name="Nimbus Sans" fo:font-size="15pt"/>
    </style:style>
    <style:style style:name="P28" style:family="paragraph" style:parent-style-name="Standard">
      <style:paragraph-properties fo:text-align="justify" style:justify-single-word="false"/>
      <style:text-properties style:font-name="Nimbus Sans" fo:font-size="15pt" officeooo:paragraph-rsid="002497e8"/>
    </style:style>
    <style:style style:name="P29" style:family="paragraph" style:parent-style-name="Standard">
      <style:paragraph-properties fo:text-align="justify" style:justify-single-word="false"/>
      <style:text-properties style:font-name="Nimbus Sans" fo:font-size="15pt" officeooo:paragraph-rsid="00202a7e"/>
    </style:style>
    <style:style style:name="P30" style:family="paragraph" style:parent-style-name="Standard" style:list-style-name="L3">
      <style:paragraph-properties fo:text-align="justify" style:justify-single-word="false"/>
      <style:text-properties style:font-name="Nimbus Sans" fo:font-size="15pt" officeooo:paragraph-rsid="00202a7e"/>
    </style:style>
    <style:style style:name="P31" style:family="paragraph" style:parent-style-name="Standard">
      <style:paragraph-properties fo:text-align="justify" style:justify-single-word="false"/>
      <style:text-properties style:font-name="Nimbus Sans" fo:font-size="15pt" officeooo:rsid="005c076d" officeooo:paragraph-rsid="005c076d"/>
    </style:style>
    <style:style style:name="P32" style:family="paragraph" style:parent-style-name="Standard">
      <style:paragraph-properties fo:text-align="justify" style:justify-single-word="false"/>
      <style:text-properties style:font-name="Nimbus Sans"/>
    </style:style>
    <style:style style:name="P33" style:family="paragraph" style:parent-style-name="Standard">
      <style:paragraph-properties fo:text-align="justify" style:justify-single-word="false"/>
      <style:text-properties style:font-name="Nimbus Sans" officeooo:paragraph-rsid="00202a7e"/>
    </style:style>
    <style:style style:name="P34" style:family="paragraph" style:parent-style-name="Standard">
      <style:paragraph-properties fo:margin-top="0cm" fo:margin-bottom="0cm" loext:contextual-spacing="false" fo:text-align="justify" style:justify-single-word="false"/>
      <style:text-properties fo:color="#ff3333" style:font-name="Nimbus Sans" fo:font-size="18pt" fo:font-weight="bold" officeooo:rsid="002cb569" officeooo:paragraph-rsid="002cb569" style:font-size-asian="18pt" style:font-weight-asian="bold" style:font-size-complex="18pt" style:font-weight-complex="bold"/>
    </style:style>
    <style:style style:name="P35" style:family="paragraph" style:parent-style-name="Standard">
      <style:paragraph-properties fo:margin-top="0cm" fo:margin-bottom="0cm" loext:contextual-spacing="false" fo:text-align="justify" style:justify-single-word="false"/>
      <style:text-properties fo:color="#ff3333" style:font-name="Nimbus Sans" fo:font-size="18pt" fo:font-weight="bold" officeooo:rsid="001a8915" officeooo:paragraph-rsid="002ea378" style:font-size-asian="18pt" style:font-weight-asian="bold" style:font-size-complex="18pt" style:font-weight-complex="bold"/>
    </style:style>
    <style:style style:name="P36" style:family="paragraph" style:parent-style-name="Standard">
      <style:paragraph-properties fo:margin-top="0cm" fo:margin-bottom="0cm" loext:contextual-spacing="false" fo:text-align="justify" style:justify-single-word="false"/>
      <style:text-properties fo:color="#ff3333" style:font-name="Nimbus Sans" fo:font-size="18pt" fo:font-weight="bold" officeooo:rsid="001a8915" officeooo:paragraph-rsid="002f79a2" style:font-size-asian="18pt" style:font-weight-asian="bold" style:font-size-complex="18pt" style:font-weight-complex="bold"/>
    </style:style>
    <style:style style:name="P37" style:family="paragraph" style:parent-style-name="Standard">
      <style:paragraph-properties fo:margin-top="0cm" fo:margin-bottom="0cm" loext:contextual-spacing="false" fo:text-align="justify" style:justify-single-word="false"/>
      <style:text-properties fo:color="#ff3333" style:font-name="Nimbus Sans" fo:font-size="18pt" fo:font-weight="bold" officeooo:rsid="001a8915" officeooo:paragraph-rsid="001e2ec4" style:font-size-asian="18pt" style:font-weight-asian="bold" style:font-size-complex="18pt" style:font-weight-complex="bold"/>
    </style:style>
    <style:style style:name="P38" style:family="paragraph" style:parent-style-name="Standard">
      <style:paragraph-properties fo:margin-top="0cm" fo:margin-bottom="0cm" loext:contextual-spacing="false" fo:text-align="justify" style:justify-single-word="false"/>
      <style:text-properties fo:color="#ff3333" style:font-name="Nimbus Sans" fo:font-size="18pt" fo:font-weight="bold" officeooo:rsid="001a8915" officeooo:paragraph-rsid="0031a32e" style:font-size-asian="18pt" style:font-weight-asian="bold" style:font-size-complex="18pt" style:font-weight-complex="bold"/>
    </style:style>
    <style:style style:name="P39" style:family="paragraph" style:parent-style-name="Standard">
      <style:paragraph-properties fo:margin-top="0cm" fo:margin-bottom="0cm" loext:contextual-spacing="false" fo:text-align="justify" style:justify-single-word="false"/>
      <style:text-properties fo:color="#ff3333" style:font-name="Nimbus Sans" fo:font-size="18pt" fo:font-weight="bold" officeooo:rsid="001a8915" officeooo:paragraph-rsid="00345176" style:font-size-asian="18pt" style:font-weight-asian="bold" style:font-size-complex="18pt" style:font-weight-complex="bold"/>
    </style:style>
    <style:style style:name="P40" style:family="paragraph" style:parent-style-name="Standard">
      <style:paragraph-properties fo:margin-top="0cm" fo:margin-bottom="0cm" loext:contextual-spacing="false" fo:text-align="justify" style:justify-single-word="false"/>
      <style:text-properties fo:color="#ff3333" style:font-name="Nimbus Sans" fo:font-size="16pt" fo:font-weight="bold" officeooo:rsid="001a8915" officeooo:paragraph-rsid="002ea378" style:font-size-asian="16pt" style:font-weight-asian="bold" style:font-size-complex="16pt" style:font-weight-complex="bold"/>
    </style:style>
    <style:style style:name="P41" style:family="paragraph" style:parent-style-name="Standard">
      <style:paragraph-properties fo:margin-top="0cm" fo:margin-bottom="0cm" loext:contextual-spacing="false" fo:text-align="justify" style:justify-single-word="false"/>
      <style:text-properties fo:color="#000000" style:font-name="Nimbus Sans" fo:font-size="18pt" fo:font-weight="normal" officeooo:rsid="002cb569" officeooo:paragraph-rsid="002cb569" style:font-size-asian="18pt" style:font-weight-asian="normal" style:font-size-complex="18pt" style:font-weight-complex="normal"/>
    </style:style>
    <style:style style:name="P42" style:family="paragraph" style:parent-style-name="Standard">
      <style:paragraph-properties fo:margin-top="0cm" fo:margin-bottom="0cm" loext:contextual-spacing="false" fo:text-align="justify" style:justify-single-word="false"/>
      <style:text-properties fo:color="#000000" style:font-name="Nimbus Sans" fo:font-size="16pt" fo:font-weight="normal" officeooo:rsid="002cb569" officeooo:paragraph-rsid="002cb569" style:font-size-asian="16pt" style:font-weight-asian="normal" style:font-size-complex="16pt" style:font-weight-complex="normal"/>
    </style:style>
    <style:style style:name="P43" style:family="paragraph" style:parent-style-name="Standard">
      <style:paragraph-properties fo:margin-top="0cm" fo:margin-bottom="0cm" loext:contextual-spacing="false" fo:text-align="justify" style:justify-single-word="false"/>
      <style:text-properties fo:color="#000000" style:font-name="Nimbus Sans" fo:font-size="16pt" fo:font-weight="normal" officeooo:rsid="002cb569" officeooo:paragraph-rsid="00325267" style:font-size-asian="16pt" style:font-weight-asian="normal" style:font-size-complex="16pt" style:font-weight-complex="normal"/>
    </style:style>
    <style:style style:name="P44" style:family="paragraph" style:parent-style-name="Standard">
      <style:paragraph-properties fo:margin-top="0cm" fo:margin-bottom="0cm" loext:contextual-spacing="false" fo:text-align="justify" style:justify-single-word="false"/>
      <style:text-properties fo:color="#000000" style:font-name="Nimbus Sans" fo:font-size="16pt" fo:font-weight="normal" officeooo:rsid="002f79a2" officeooo:paragraph-rsid="002f79a2" style:font-size-asian="16pt" style:font-weight-asian="normal" style:font-size-complex="16pt" style:font-weight-complex="normal"/>
    </style:style>
    <style:style style:name="P45" style:family="paragraph" style:parent-style-name="Standard" style:list-style-name="L1">
      <style:paragraph-properties fo:margin-top="0cm" fo:margin-bottom="0cm" loext:contextual-spacing="false" fo:text-align="justify" style:justify-single-word="false"/>
      <style:text-properties fo:color="#000000" style:font-name="Nimbus Sans" fo:font-size="16pt" fo:font-weight="normal" officeooo:rsid="002f79a2" officeooo:paragraph-rsid="00345176" style:font-size-asian="16pt" style:font-weight-asian="normal" style:font-size-complex="16pt" style:font-weight-complex="normal"/>
    </style:style>
    <style:style style:name="P46" style:family="paragraph" style:parent-style-name="Standard">
      <style:paragraph-properties fo:margin-top="0cm" fo:margin-bottom="0cm" loext:contextual-spacing="false" fo:text-align="justify" style:justify-single-word="false"/>
      <style:text-properties fo:color="#000000" style:font-name="Nimbus Sans" fo:font-size="16pt" fo:font-weight="normal" officeooo:rsid="002f79a2" officeooo:paragraph-rsid="00325267" style:font-size-asian="16pt" style:font-weight-asian="normal" style:font-size-complex="16pt" style:font-weight-complex="normal"/>
    </style:style>
    <style:style style:name="P47" style:family="paragraph" style:parent-style-name="Standard">
      <style:paragraph-properties fo:margin-top="0cm" fo:margin-bottom="0cm" loext:contextual-spacing="false" fo:text-align="justify" style:justify-single-word="false"/>
      <style:text-properties fo:color="#000000" style:font-name="Nimbus Sans" fo:font-size="16pt" fo:font-weight="normal" officeooo:rsid="002f79a2" officeooo:paragraph-rsid="0035518d" style:font-size-asian="16pt" style:font-weight-asian="normal" style:font-size-complex="16pt" style:font-weight-complex="normal"/>
    </style:style>
    <style:style style:name="P48" style:family="paragraph" style:parent-style-name="Standard">
      <style:paragraph-properties fo:margin-top="0cm" fo:margin-bottom="0cm" loext:contextual-spacing="false" fo:text-align="justify" style:justify-single-word="false"/>
      <style:text-properties fo:color="#000000" style:font-name="Nimbus Sans" fo:font-size="16pt" fo:font-weight="normal" officeooo:rsid="002f79a2" officeooo:paragraph-rsid="003f1bee" style:font-size-asian="16pt" style:font-weight-asian="normal" style:font-size-complex="16pt" style:font-weight-complex="normal"/>
    </style:style>
    <style:style style:name="P49" style:family="paragraph" style:parent-style-name="Standard">
      <style:paragraph-properties fo:margin-top="0cm" fo:margin-bottom="0cm" loext:contextual-spacing="false" fo:text-align="justify" style:justify-single-word="false"/>
      <style:text-properties fo:color="#000000" style:font-name="Nimbus Sans" fo:font-size="16pt" fo:font-weight="normal" officeooo:rsid="002a69fa" officeooo:paragraph-rsid="00325267" style:font-size-asian="16pt" style:font-weight-asian="normal" style:font-size-complex="16pt" style:font-weight-complex="normal"/>
    </style:style>
    <style:style style:name="P50" style:family="paragraph" style:parent-style-name="Standard">
      <style:paragraph-properties fo:margin-top="0cm" fo:margin-bottom="0cm" loext:contextual-spacing="false" fo:text-align="justify" style:justify-single-word="false"/>
      <style:text-properties fo:color="#000000" style:font-name="Nimbus Sans" fo:font-size="16pt" fo:font-weight="normal" officeooo:rsid="00260f9b" officeooo:paragraph-rsid="0035518d" style:font-size-asian="16pt" style:font-weight-asian="normal" style:font-size-complex="16pt" style:font-weight-complex="normal"/>
    </style:style>
    <style:style style:name="P51" style:family="paragraph" style:parent-style-name="Standard">
      <style:paragraph-properties fo:margin-top="0cm" fo:margin-bottom="0cm" loext:contextual-spacing="false" fo:text-align="justify" style:justify-single-word="false"/>
      <style:text-properties fo:color="#000000" style:font-name="Nimbus Sans" fo:font-size="16pt" fo:font-weight="normal" officeooo:rsid="001a8915" officeooo:paragraph-rsid="005a732c" style:font-size-asian="16pt" style:font-weight-asian="normal" style:font-size-complex="16pt" style:font-weight-complex="normal"/>
    </style:style>
    <style:style style:name="P52" style:family="paragraph" style:parent-style-name="Standard">
      <style:paragraph-properties fo:margin-top="0cm" fo:margin-bottom="0cm" loext:contextual-spacing="false" fo:text-align="justify" style:justify-single-word="false"/>
      <style:text-properties fo:color="#000000" style:font-name="Nimbus Sans" fo:font-size="16pt" fo:font-weight="bold" officeooo:rsid="002f79a2" officeooo:paragraph-rsid="002f79a2" style:font-size-asian="16pt" style:font-weight-asian="bold" style:font-size-complex="16pt" style:font-weight-complex="bold"/>
    </style:style>
    <style:style style:name="P53" style:family="paragraph" style:parent-style-name="Standard">
      <style:paragraph-properties fo:margin-top="0cm" fo:margin-bottom="0cm" loext:contextual-spacing="false" fo:text-align="justify" style:justify-single-word="false"/>
      <style:text-properties fo:color="#000000" style:font-name="Nimbus Sans" fo:font-size="16pt" fo:font-weight="bold" officeooo:paragraph-rsid="00389475" style:font-size-asian="16pt" style:font-weight-asian="bold" style:font-size-complex="16pt" style:font-weight-complex="bold"/>
    </style:style>
    <style:style style:name="P54" style:family="paragraph" style:parent-style-name="Standard">
      <style:paragraph-properties fo:margin-top="0cm" fo:margin-bottom="0cm" loext:contextual-spacing="false" fo:text-align="justify" style:justify-single-word="false"/>
      <style:text-properties style:font-name="Nimbus Sans" fo:font-size="18pt" officeooo:paragraph-rsid="001e2ec4" style:font-size-asian="18pt" style:font-size-complex="18pt"/>
    </style:style>
    <style:style style:name="P55" style:family="paragraph" style:parent-style-name="Standard">
      <style:paragraph-properties fo:margin-top="0cm" fo:margin-bottom="0cm" loext:contextual-spacing="false" fo:text-align="justify" style:justify-single-word="false"/>
      <style:text-properties style:font-name="Nimbus Sans" fo:font-size="18pt" officeooo:rsid="003f1bee" officeooo:paragraph-rsid="003f1bee" style:font-size-asian="18pt" style:font-size-complex="18pt"/>
    </style:style>
    <style:style style:name="P56" style:family="paragraph" style:parent-style-name="Standard">
      <style:paragraph-properties fo:margin-top="0cm" fo:margin-bottom="0cm" loext:contextual-spacing="false" fo:text-align="justify" style:justify-single-word="false"/>
      <style:text-properties style:font-name="Nimbus Sans" fo:font-size="15pt" fo:font-weight="bold" officeooo:paragraph-rsid="00389475" style:font-size-asian="18pt" style:font-weight-asian="bold" style:font-size-complex="18pt" style:font-weight-complex="bold"/>
    </style:style>
    <style:style style:name="P57" style:family="paragraph" style:parent-style-name="Standard">
      <style:paragraph-properties fo:margin-top="0cm" fo:margin-bottom="0cm" loext:contextual-spacing="false" fo:text-align="justify" style:justify-single-word="false"/>
      <style:text-properties style:font-name="Nimbus Sans" fo:font-size="15pt" officeooo:paragraph-rsid="00389475"/>
    </style:style>
    <style:style style:name="P58" style:family="paragraph" style:parent-style-name="Text_20_body">
      <style:text-properties fo:color="#000000" style:font-name="Nimbus Sans" fo:font-size="16pt" fo:font-weight="normal" officeooo:rsid="002f79a2" style:font-size-asian="16pt" style:font-weight-asian="normal" style:font-size-complex="16pt" style:font-weight-complex="normal"/>
    </style:style>
    <style:style style:name="P59" style:family="paragraph" style:parent-style-name="Text_20_body" style:list-style-name="L4">
      <style:text-properties fo:color="#000000" style:font-name="Nimbus Sans" fo:font-size="16pt" fo:font-weight="normal" officeooo:rsid="002f79a2" officeooo:paragraph-rsid="0064d902" style:font-size-asian="16pt" style:font-weight-asian="normal" style:font-size-complex="16pt" style:font-weight-complex="normal"/>
    </style:style>
    <style:style style:name="P60" style:family="paragraph" style:parent-style-name="Text_20_body">
      <style:text-properties style:font-name="Nimbus Sans" fo:font-size="14.25pt"/>
    </style:style>
    <style:style style:name="P61" style:family="paragraph" style:parent-style-name="Text_20_body">
      <style:text-properties fo:color="#ff3333" style:font-name="Nimbus Sans" fo:font-size="18pt" fo:font-weight="bold" officeooo:rsid="001a8915" style:font-size-asian="18pt" style:font-weight-asian="bold" style:font-size-complex="18pt" style:font-weight-complex="bold"/>
    </style:style>
    <style:style style:name="P62" style:family="paragraph" style:parent-style-name="Text_20_body" style:list-style-name="L5">
      <style:paragraph-properties fo:margin-top="0cm" fo:margin-bottom="0cm" loext:contextual-spacing="false" fo:text-align="justify" style:justify-single-word="false"/>
      <style:text-properties fo:color="#000000" style:font-name="Nimbus Sans" fo:font-size="16pt" fo:font-weight="normal" officeooo:rsid="002f79a2" officeooo:paragraph-rsid="002f79a2" style:font-size-asian="16pt" style:font-weight-asian="normal" style:font-size-complex="16pt" style:font-weight-complex="normal"/>
    </style:style>
    <style:style style:name="P63" style:family="paragraph" style:parent-style-name="Text_20_body" style:list-style-name="L4">
      <style:paragraph-properties fo:margin-top="0cm" fo:margin-bottom="0cm" loext:contextual-spacing="false"/>
      <style:text-properties fo:color="#000000" style:font-name="Nimbus Sans" fo:font-size="16pt" fo:font-weight="normal" officeooo:rsid="002f79a2" style:font-size-asian="16pt" style:font-weight-asian="normal" style:font-size-complex="16pt" style:font-weight-complex="normal"/>
    </style:style>
    <style:style style:name="T1" style:family="text">
      <style:text-properties style:font-size-asian="16pt" style:font-size-complex="16pt"/>
    </style:style>
    <style:style style:name="T2" style:family="text">
      <style:text-properties officeooo:rsid="001a8915" style:font-size-asian="16pt" style:font-size-complex="16pt"/>
    </style:style>
    <style:style style:name="T3" style:family="text">
      <style:text-properties officeooo:rsid="001de2c8" style:font-size-asian="16pt" style:font-size-complex="16pt"/>
    </style:style>
    <style:style style:name="T4" style:family="text">
      <style:text-properties fo:color="#000000" fo:font-weight="normal" style:font-weight-asian="normal" style:font-weight-complex="normal"/>
    </style:style>
    <style:style style:name="T5" style:family="text">
      <style:text-properties fo:color="#000000" fo:font-weight="normal" officeooo:rsid="001e2ec4" style:font-weight-asian="normal" style:font-weight-complex="normal"/>
    </style:style>
    <style:style style:name="T6" style:family="text">
      <style:text-properties fo:color="#000000" fo:font-weight="normal" officeooo:rsid="001a8915" style:font-weight-asian="normal" style:font-weight-complex="normal"/>
    </style:style>
    <style:style style:name="T7" style:family="text">
      <style:text-properties fo:color="#000000" fo:font-size="16pt" fo:font-weight="normal" style:font-size-asian="16pt" style:font-weight-asian="normal" style:font-size-complex="16pt" style:font-weight-complex="normal"/>
    </style:style>
    <style:style style:name="T8" style:family="text">
      <style:text-properties fo:font-weight="bold" style:font-weight-asian="bold" style:font-weight-complex="bold"/>
    </style:style>
    <style:style style:name="T9" style:family="text">
      <style:text-properties fo:font-weight="bold" officeooo:rsid="001a8915" style:font-weight-asian="bold" style:font-weight-complex="bold"/>
    </style:style>
    <style:style style:name="T10" style:family="text">
      <style:text-properties officeooo:rsid="001e2ec4"/>
    </style:style>
    <style:style style:name="T11" style:family="text">
      <style:text-properties officeooo:rsid="00202a7e"/>
    </style:style>
    <style:style style:name="T12" style:family="text">
      <style:text-properties fo:font-style="italic" style:font-style-asian="italic" style:font-style-complex="italic"/>
    </style:style>
    <style:style style:name="T13" style:family="text">
      <style:text-properties officeooo:rsid="002790f2"/>
    </style:style>
    <style:style style:name="T14" style:family="text">
      <style:text-properties officeooo:rsid="0030cdcf"/>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5pt"/>
    </style:style>
    <style:style style:name="T17" style:family="text">
      <style:text-properties fo:font-size="15pt" officeooo:rsid="00202a7e"/>
    </style:style>
    <style:style style:name="T18" style:family="text">
      <style:text-properties officeooo:rsid="0031a32e"/>
    </style:style>
    <style:style style:name="T19" style:family="text">
      <style:text-properties officeooo:rsid="00325267"/>
    </style:style>
    <style:style style:name="T20" style:family="text">
      <style:text-properties fo:font-style="normal" style:font-style-asian="normal" style:font-style-complex="normal"/>
    </style:style>
    <style:style style:name="T21" style:family="text">
      <style:text-properties fo:font-style="normal" officeooo:rsid="0030cdcf" style:font-style-asian="normal" style:font-style-complex="normal"/>
    </style:style>
    <style:style style:name="T22" style:family="text">
      <style:text-properties officeooo:rsid="00345176"/>
    </style:style>
    <style:style style:name="T23" style:family="text">
      <style:text-properties fo:color="#ff3333" fo:font-weight="bold" style:font-weight-asian="bold" style:font-weight-complex="bold"/>
    </style:style>
    <style:style style:name="T24" style:family="text">
      <style:text-properties fo:color="#ff3333" fo:font-weight="bold" officeooo:rsid="001a8915" style:font-weight-asian="bold" style:font-weight-complex="bold"/>
    </style:style>
    <style:style style:name="T25" style:family="text">
      <style:text-properties officeooo:rsid="0035518d"/>
    </style:style>
    <style:style style:name="T26" style:family="text">
      <style:text-properties officeooo:rsid="001a8915"/>
    </style:style>
    <style:style style:name="T27" style:family="text">
      <style:text-properties officeooo:rsid="005e5c7c"/>
    </style:style>
    <style:style style:name="T28" style:family="text">
      <style:text-properties officeooo:rsid="0064d90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lide 1</text:p>
      <text:p text:style-name="P49">O MPS-RH faz parte do Programa MPS.BR – Melhoria de Processo do Software Brasileiro da Associação para Promoção da Excelência do Software Brasileiro – SOFTEX, do Ministério da Ciência, Tecnologia e Inovação – MCTI.</text:p>
      <text:p text:style-name="P41"/>
      <text:p text:style-name="P42"><text:span text:style-name="T19">U</text:span>m programa bastante promissor para o progresso da melhoria do software brasileiro, dando a oportunidade para empresas de pequeno e médio porte ganhar destaque no âmbito nacional e internacional. Além de unir os esforços de pessoas, instituições, governo e organizações interessadas para a melhoria da qualidade do software em todas as regiões do Brasil.</text:p>
      <text:p text:style-name="P41"/>
      <text:p text:style-name="P35">Slide 2</text:p>
      <text:p text:style-name="P43"><text:span text:style-name="T14">A</text:span>ssim como para outros setores, qualidade é fator crítico de sucesso para a indústria e a obtenção e alcance desta qualidade requer a atuação em uma <text:span text:style-name="T8">gestão de pessoas </text:span>com evolução também contínua. Para que se tenha um setor de software competitivo, nacional e internacionalmente, é essencial que os empreendedores do setor coloquem a eficiência e a eficácia dos seus processos em foco nas empresas, bem como as estratégias para a valorização das pessoas que <text:span text:style-name="T27">estabelecerão</text:span> relações com as pessoas, criando condições para <text:span text:style-name="T27">que elas se realizem</text:span> profissional e humanamente, com a melhora do seu desempenho por meio de comprometimento, desenvolvimento de competências e espaço para empreender.</text:p>
      <text:p text:style-name="P40"/>
      <text:p text:style-name="P36">Slide 3</text:p>
      <text:p text:style-name="P49"><text:span text:style-name="T21">Com o avanço da informação e do MPS.BR RH a</text:span><text:span text:style-name="T20">s mudanças que estão ocorrendo nos ambientes de negócios têm motivado as empresas a modificar estruturas organizacionais e processos produtivos, saindo da visão tradicional baseada em áreas funcionais em direção a redes de processos centrados no cliente. A competitividade depende, cada vez mais, do estabelecimento de </text:span><text:soft-page-break/><text:span text:style-name="T20">conexões nestas redes, criando elos essenciais nas cadeias produtivas. Alcançar competitividade pela qualidade, para as empresas, </text:span><text:span text:style-name="T21">implicando a</text:span><text:span text:style-name="T20"> melhoria da qualidade dos produtos e serviços, dos processos envolvidos e da gestão das pessoas adequadas a esta melhoria. </text:span></text:p>
      <text:p text:style-name="P49"><text:span text:style-name="T20"/></text:p>
      <text:p text:style-name="P4">Metas</text:p>
      <text:p text:style-name="P24"/>
      <text:p text:style-name="P24">Foco nas pesssoas com evolução da capacidade(<text:span text:style-name="T12">capability</text:span>) de processos alinhados <text:s/>a gestão de pessoas, da mesma forma que os modelos SW, SV, Aquisição.</text:p>
      <text:p text:style-name="P24"/>
      <text:p text:style-name="P24">Aplicar melhores práticas de gestão de pessoas com o foco de TQM – <text:span text:style-name="T12">Total Quality Management</text:span> e normas e modelos como PNQ, ISO 9000, People CMM, entre outros.</text:p>
      <text:p text:style-name="P24"/>
      <text:p text:style-name="P51"><text:span text:style-name="T20">Estruturar processos de forma de Níveis de Maturidade para evolução gradativa, alinhada ao mercado Brasileiro, para possibilitar uma sucessão de mudanças na cultura das organizações.</text:span></text:p>
      <text:p text:style-name="P46"/>
      <text:p text:style-name="P52"/>
      <text:p text:style-name="P38">S<text:span text:style-name="T18">lide</text:span> 4</text:p>
      <text:p text:style-name="P39"/>
      <text:p text:style-name="P16"><text:span text:style-name="T5">M</text:span><text:span text:style-name="T6">odelo MPS</text:span><text:span text:style-name="T4">-</text:span>RH foi estabelecido como motivador para oferecer às empresas <text:span text:style-name="T8">orientações para a implementação gradativa</text:span> de práticas de gestão de pessoas na indústria de TIC e demais organizações, de forma a selecionar, desenvolver e reter talentos humanos necessários ao atendimento dos objetivos organizacionais. </text:p>
      <text:p text:style-name="P16"/>
      <text:list xml:id="list8267717394198870537" text:style-name="L1">
        <text:list-item>
          <text:p text:style-name="P12">Esta motivação será atendida na medida que se promove às pessoas oportunidade de desenvolver seu potencial e carreira; </text:p>
          <text:p text:style-name="P12"/>
        </text:list-item>
        <text:list-item>
          <text:p text:style-name="P12"><text:soft-page-break/><text:span text:style-name="T13">G</text:span>ere-se motivações das pessoas para melhorar seu desempenho e alinhar este aos objetivos da organização; </text:p>
          <text:p text:style-name="P12"/>
        </text:list-item>
        <text:list-item>
          <text:p text:style-name="P45"><text:span text:style-name="T13">A</text:span>linhe-se melhoria e evolução de processos técnicos <text:span text:style-name="T10">junto</text:span> com processos de gestão de pessoas e que haja a consciência de que processos voltados a pessoas <text:span text:style-name="T22">que </text:span>podem e devem ser melhorados como os demais processos organizacionais.</text:p>
        </text:list-item>
      </text:list>
      <text:p text:style-name="P52"/>
      <text:p text:style-name="P39">S<text:span text:style-name="T18">lide</text:span> <text:span text:style-name="T22">5</text:span></text:p>
      <text:p text:style-name="P44">O propósito do processo de garantia da qualidade é assegurar que os produtos de trabalho e a execução dos processos estejam em conformidade com os planos, procedimentos e padrões estabelecidos.</text:p>
      <text:p text:style-name="P50">O Modelo de Referência MPS para Gestão de Pessoas MR-MPS-RH contém os requisitos que os processos das empresas ou suas unidades organizacionais devem atender para estar em conformidade. Ele contém as definições dos níveis de maturidade, processos e atributos do processo. </text:p>
      <text:p text:style-name="P50"/>
      <text:p text:style-name="P17">Promove<text:span text:style-name="T25">ndo</text:span> a melhoria e a busca da excelência na gestão organizacional e o aperfeiçoamento dos processos dos clientes, por meio de modelos e padrões de qualidade adequados à sua estratégia</text:p>
      <text:p text:style-name="P47"/>
      <text:p text:style-name="P47">A (Em Otimização); </text:p>
      <text:p text:style-name="P47">B (Gerenciado Quantitativamente); </text:p>
      <text:p text:style-name="P47">C (Definido); </text:p>
      <text:p text:style-name="P47">D (Largamente Definido); </text:p>
      <text:p text:style-name="P47">E (Parcialmente Definido); </text:p>
      <text:p text:style-name="P47">F (Gerenciado); </text:p>
      <text:p text:style-name="P47">G (Parcialmente Gerenciado).</text:p>
      <text:p text:style-name="P58"/>
      <text:p text:style-name="P44"/>
      <text:list xml:id="list1631026884613063082" text:style-name="L5">
        <text:list-item>
          <text:p text:style-name="P62"><text:soft-page-break/>A – Em Otimização: há a preocupação com questões como inovação e análise de causas.</text:p>
        </text:list-item>
      </text:list>
      <text:list xml:id="list4815686231706260819" text:style-name="L4">
        <text:list-item>
          <text:p text:style-name="P63">B – Gerenciado Quantitativamente: avalia-se o desempenho dos processos, além da gerência quantitativa dos mesmos.</text:p>
        </text:list-item>
        <text:list-item>
          <text:p text:style-name="P63">C – Definido: aqui ocorre o gerenciamento de riscos.</text:p>
        </text:list-item>
        <text:list-item>
          <text:p text:style-name="P63">D – Largamente Definido: envolve verificação, validação, além da liberação, instalação e integração de produtos, dentre outras atividades.</text:p>
        </text:list-item>
        <text:list-item>
          <text:p text:style-name="P63">E – Parcialmente Definido: considera processos como treinamento, adaptação de processos para gerência de projetos, além da preocupação com a melhoria e o controle do processo organizacional.</text:p>
        </text:list-item>
        <text:list-item>
          <text:p text:style-name="P63">F – Gerenciado: introduz controles de medição, gerência de configuração, conceitos sobre aquisição e garantia da qualidade.</text:p>
        </text:list-item>
        <text:list-item>
          <text:p text:style-name="P59">G – Parcialmente Gerenci</text:p>
        </text:list-item>
        <text:list-item>
          <text:p text:style-name="P59"><text:span text:style-name="T28">d</text:span>ado: neste ponto inicial deve-se iniciar o gerenciamento de requisitos e de projetos.</text:p>
        </text:list-item>
      </text:list>
      <text:p text:style-name="P37"/>
      <text:p text:style-name="P54"><text:span text:style-name="T24">MR – MPS – RH Modelo de Referência MPS para Gestão de Pessoas. </text:span></text:p>
      <text:p text:style-name="P54"><text:span text:style-name="T24"/></text:p>
      <text:p text:style-name="P54"><text:span text:style-name="T24"/></text:p>
      <text:p text:style-name="P55"><text:span text:style-name="T24">S</text:span><text:span text:style-name="T23">lide 6</text:span></text:p>
      <text:p text:style-name="P55"><text:span text:style-name="T23"/></text:p>
      <text:p text:style-name="P53"><text:span text:style-name="T26">Nível de maturidade:</text:span></text:p>
      <text:p text:style-name="P57"/>
      <text:p text:style-name="P18">Grau de melhoria de processo por meio de um conjunto de processos predeterminado para cada nível. A organização atinge um <text:soft-page-break/>determinado nível de maturidade quando todos os resultados esperados de processos e todos os atributos de processo relacionados a este nível são atendidos.</text:p>
      <text:p text:style-name="P18"/>
      <text:p text:style-name="P48">Os níveis de maturidade estabelecem patamares de evolução de processos, caracterizando estágios de melhoria da implementação de processos na organização. O nível de maturidade em que se encontra uma organização permite prever o seu desempenho futuro ao executar um ou mais processos. O MR-MPS define sete níveis de maturidade: </text:p>
      <text:p text:style-name="P26"/>
      <text:p text:style-name="P53"/>
      <text:p text:style-name="P53"/>
      <text:p text:style-name="P53"/>
      <text:p text:style-name="P53"><text:span text:style-name="T26">AP: Atributo de Processo. </text:span></text:p>
      <text:p text:style-name="P56"><text:span text:style-name="T24"/></text:p>
      <text:p text:style-name="P3">A escala de maturidade se inicia no nível G e progride até o nível A. Para cada um destes sete níveis de maturidade é atribuído um perfil de processos que indicam onde a organização deve colocar o esforço de melhoria. O progresso e o alcance de um determinado nível de maturidade MPS se obtêm, quando são atendidos os propósitos e todos os resultados esperados dos respectivos processos e dos atributos de processo estabelecidos para aquele nível. A divisão em estágios, embora baseada nos níveis de maturidade do CMMISE/SWSM tem uma graduação diferente, com o objetivo de possibilitar uma implementação e avaliação mais adequada às micros, pequenas e médias empresas. A possibilidade de se realizar avaliações considerando mais níveis também permite uma visibilidade dos resultados de melhoria de processos em prazos mais curtos</text:p>
      <text:p text:style-name="P8"/>
      <text:p text:style-name="P11"><text:span text:style-name="T9">Objetivo</text:span></text:p>
      <text:p text:style-name="P13"/>
      <text:p text:style-name="P21"><text:span text:style-name="T2">O</text:span><text:span text:style-name="T1"> projeto para desenvolvimento do modelo MPS-RH tem como motivações oferecer às Empresas orientações para a implementação </text:span><text:soft-page-break/><text:span text:style-name="T1">gradativa de práticas de gestão de RH na indústria de TIC, </text:span><text:span text:style-name="T16">que esteja em processo de melhoria contínua e não somente para software e serviços de TIC </text:span><text:span text:style-name="T1">de </text:span><text:span text:style-name="T3">forma</text:span><text:span text:style-name="T1"> a selecionar, desenvolver e reter talentos humanos necessários ao atendimento dos objetivos organizacionais. </text:span></text:p>
      <text:p text:style-name="P14"/>
      <text:p text:style-name="P21"><text:span text:style-name="T1">Oferecer às Empresas orientações para a implementação gradativa de práticas de gestão de RH na indústria de TIC, de forma a selecionar, desenvolver e reter talentos humanos necessários ao atendimento dos objetivos organizacionais.</text:span></text:p>
      <text:p text:style-name="P25"/>
      <text:p text:style-name="P7">Processos </text:p>
      <text:p text:style-name="P26"/>
      <text:p text:style-name="P19">Cada nível de maturidade possui suas áreas de processo, onde são analisados os processos fundamentais (aquisição, gerência de requisitos, desenvolvimento de requisitos, solução técnica, integração do produto, instalação do produto, liberação do produto), processos organizacionais (gerência de projeto, adaptação do processo para gerência de projeto, análise de decisão e resolução, gerência de riscos, avaliação e melhoria do processo organizacional, definição do processo organizacional, desempenho do processo organizacional, gerência quantitativa do projeto, análise e resolução de causas, inovação e implantação na organização) e os processos de apoio (garantia de qualidade, gerência de configuração, validação, medição, verificação, treinamento).</text:p>
      <text:p text:style-name="P60"/>
      <text:p text:style-name="P9">Capacidade do Processo </text:p>
      <text:p text:style-name="P9"><text:span text:style-name="T7"/></text:p>
      <text:p text:style-name="P10"><text:span text:style-name="T7">A capacidade do processo é representada por um conjunto de atributos de processo descrito em termos de resultados esperados. A capacidade do processo expressa o grau de refinamento e institucionalização com que o processo é executado na organização. No MPS, à medida que a organização evolui nos níveis de maturidade, um maior nível de capacidade para desempenhar o </text:span><text:soft-page-break/><text:span text:style-name="T7">processo deve ser atingido pela organização. O atendimento aos atributos do processo (AP), através do atendimento aos resultados esperados dos atributos do processo (RAP) é requerido para todos os processos no nível correspondente ao nível de maturidade, embora eles não sejam detalhados dentro de cada processo. Os níveis são acumulativos, ou seja, se a organização está no nível F, esta possui o nível de capacidade do nível F que inclui os atributos de processo dos níveis G e F para todos os processos relacionados no nível de maturidade F (que também inclui os processos de nível G). A capacidade do processo no MPS possui cinco (5) atributos de processos (AP) que são: </text:span></text:p>
      <text:p text:style-name="P10"><text:span text:style-name="T7"/></text:p>
      <text:list xml:id="list8220223863089286806" text:style-name="L7">
        <text:list-item>
          <text:p text:style-name="P2"><text:span text:style-name="T15">AP 1.1-O processo é executado;</text:span></text:p>
        </text:list-item>
        <text:list-item>
          <text:p text:style-name="P2"><text:span text:style-name="T15">AP 1.2-O processo é gerenciado;</text:span></text:p>
        </text:list-item>
        <text:list-item>
          <text:p text:style-name="P2"><text:span text:style-name="T15">AP 2.2-Os produtos de trabalho do processo são gerenciados;</text:span></text:p>
        </text:list-item>
        <text:list-item>
          <text:p text:style-name="P2"><text:span text:style-name="T15">AP 3.1-O processo é definido;</text:span></text:p>
        </text:list-item>
        <text:list-item>
          <text:p text:style-name="P2"><text:span text:style-name="T15">AP 3.2-O processo está implementado.</text:span></text:p>
        </text:list-item>
      </text:list>
      <text:p text:style-name="Text_20_body"/>
      <text:p text:style-name="P61"/>
      <text:p text:style-name="P5"/>
      <text:p text:style-name="P5">Meios para Obtenção</text:p>
      <text:p text:style-name="P5"/>
      <text:list xml:id="list2714950925489829635" text:style-name="L2">
        <text:list-item>
          <text:p text:style-name="P15">Prover às pessoas oportunidade de desenvolver seu potencial e carreira.</text:p>
          <text:p text:style-name="P20"/>
        </text:list-item>
        <text:list-item>
          <text:p text:style-name="P20">Gerar motivações das pessoas para melhorar seu desempenho e alinhar este aos objetivos da organização.</text:p>
          <text:p text:style-name="P20"/>
        </text:list-item>
        <text:list-item>
          <text:p text:style-name="P20">Alinhar melhoria de evolução de processos técnicos junto com processos de gestão de pessoas.</text:p>
          <text:p text:style-name="P20"/>
        </text:list-item>
        <text:list-item>
          <text:p text:style-name="P20"><text:soft-page-break/>Processos voltados a pessoas podem e devem ser melhorados como os demais processos organizacionais.</text:p>
        </text:list-item>
      </text:list>
      <text:p text:style-name="P22"/>
      <text:p text:style-name="P22"/>
      <text:p text:style-name="P22"/>
      <text:p text:style-name="P23"/>
      <text:p text:style-name="P22"/>
      <text:p text:style-name="P6">Instituições Implementadoras</text:p>
      <text:p text:style-name="P22"/>
      <text:p text:style-name="P28">Uma implementação do MR-MPS-RH pode ser conduzida por uma Instituição Implementadora autorizada, mediante convênio com a Softex, com base em parecer do Fórum de Credenciamento e Controle (FCC).Para solicitar o seu credenciamento, as instituições proponentes devem cumprir os seguintes requisitos institucionais:</text:p>
      <text:p text:style-name="P32"/>
      <text:p text:style-name="P27"><text:span text:style-name="T11">D</text:span>emonstrar experiência da instituição na área de processos de RH;</text:p>
      <text:p text:style-name="P27"/>
      <text:p text:style-name="P33"><text:span text:style-name="T17">P</text:span><text:span text:style-name="T16">ossuir uma estratégia de implementação do Modelo de Referência para Gestão de Pessoas MR – MPS – RH;</text:span></text:p>
      <text:p text:style-name="P32"/>
      <text:p text:style-name="P29"><text:span text:style-name="T11">P</text:span>ossuir uma estratégia de seleção, capacitação e manutenção da competência dos membros da equipe de Implementação do MR – MPS – RH;</text:p>
      <text:p text:style-name="P32"/>
      <text:p text:style-name="P32"/>
      <text:p text:style-name="P29"><text:span text:style-name="T11">T</text:span>er a ela vinculados, no mínimo, 3 (três) profissionais que cumpram os seguintes requisitos, sendo que um deve ser o coordenador da equipe: </text:p>
      <text:p text:style-name="P29"/>
      <text:list xml:id="list8939089878293382242" text:style-name="L3">
        <text:list-item>
          <text:p text:style-name="P30"><text:span text:style-name="T11">Aprovação</text:span> na prova para implementadores (P2);</text:p>
        </text:list-item>
        <text:list-item>
          <text:p text:style-name="P30"><text:span text:style-name="T11">Graduação</text:span> completa;</text:p>
        </text:list-item>
        <text:list-item>
          <text:p text:style-name="P30"><text:span text:style-name="T11">Experiência</text:span> em implantação de processos de RH.</text:p>
        </text:list-item>
      </text:list>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DejaVu Serif" svg:font-family="'DejaVu Serif'" style:font-family-generic="roman" style:font-pitch="variable"/>
    <style:font-face style:name="DejaVu Sans" svg:font-family="'DejaVu Sans'" style:font-family-generic="swiss" style:font-pitch="variable"/>
    <style:font-face style:name="Nimbus Sans" svg:font-family="'Nimbus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pt" fo:country="BR"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pt" fo:country="B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09:00:45.156166200</meta:creation-date>
    <dc:date>2016-10-17T19:41:31.988972205</dc:date>
    <meta:editing-duration>PT11H5M20S</meta:editing-duration>
    <meta:editing-cycles>32</meta:editing-cycles>
    <meta:generator>LibreOffice/5.1.5.2$Linux_X86_64 LibreOffice_project/10m0$Build-2</meta:generator>
    <meta:document-statistic meta:table-count="0" meta:image-count="0" meta:object-count="0" meta:page-count="8" meta:paragraph-count="73" meta:word-count="1560" meta:character-count="10288" meta:non-whitespace-character-count="8787"/>
  </office:meta>
</office:document-meta>
</file>